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999999" draw:fill-color="#dddddd" draw:textarea-horizontal-align="justify" draw:textarea-vertical-align="middle" draw:auto-grow-height="false" fo:min-height="0.12cm" fo:min-width="0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objectwithoutfill">
      <style:graphic-properties svg:stroke-color="#000000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.601cm"/>
    </style:style>
    <style:style style:name="gr5" style:family="graphic" style:parent-style-name="objectwithoutfill">
      <style:graphic-properties svg:stroke-color="#b2b2b2" draw:fill="none" draw:textarea-vertical-align="middle"/>
    </style:style>
    <style:style style:name="gr6" style:family="graphic" style:parent-style-name="objectwithoutfill">
      <style:graphic-properties svg:stroke-color="#9999ff" draw:fill="none" draw:textarea-vertical-align="middle"/>
    </style:style>
    <style:style style:name="gr7" style:family="graphic" style:parent-style-name="standard">
      <style:graphic-properties draw:fill-color="#808080" draw:textarea-horizontal-align="justify" draw:textarea-vertical-align="middle" draw:auto-grow-height="false" fo:min-height="1.065cm" fo:min-width="0cm"/>
    </style:style>
    <style:style style:name="gr8" style:family="graphic" style:parent-style-name="standard">
      <style:graphic-properties svg:stroke-color="#ff3333" draw:fill-color="#ff9999" draw:textarea-horizontal-align="justify" draw:textarea-vertical-align="middle" draw:auto-grow-height="false" fo:min-height="0.704cm" fo:min-width="0cm"/>
    </style:style>
    <style:style style:name="gr9" style:family="graphic" style:parent-style-name="standard">
      <style:graphic-properties svg:stroke-color="#ff3333" draw:fill-color="#ff9999" draw:textarea-horizontal-align="justify" draw:textarea-vertical-align="middle" draw:auto-grow-height="false" fo:min-height="0.512cm" fo:min-width="0cm"/>
    </style:style>
    <style:style style:name="gr10" style:family="graphic" style:parent-style-name="objectwithoutfill">
      <style:graphic-properties svg:stroke-color="#0000ff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846cm"/>
    </style:style>
    <style:style style:name="gr12" style:family="graphic" style:parent-style-name="standard">
      <style:graphic-properties draw:stroke="solid" svg:stroke-color="#000000" draw:fill="none" draw:fill-color="#ffffff" draw:auto-grow-height="true" draw:auto-grow-width="false" fo:max-height="0cm" fo:min-height="3.457cm"/>
    </style:style>
    <style:style style:name="gr13" style:family="graphic" style:parent-style-name="standard">
      <style:graphic-properties svg:stroke-color="#ff3333" draw:fill-color="#ff9999" draw:textarea-horizontal-align="justify" draw:textarea-vertical-align="middle" draw:auto-grow-height="false" fo:min-height="2.228cm" fo:min-width="0cm"/>
    </style:style>
    <style:style style:name="gr14" style:family="graphic" style:parent-style-name="standard">
      <style:graphic-properties draw:fill-color="#808080" draw:textarea-horizontal-align="justify" draw:textarea-vertical-align="middle" draw:auto-grow-height="false" fo:min-height="0.236cm" fo:min-width="0cm"/>
    </style:style>
    <style:style style:name="gr15" style:family="graphic" style:parent-style-name="standard">
      <style:graphic-properties svg:stroke-color="#ff3333" draw:fill-color="#ff9999" draw:textarea-horizontal-align="justify" draw:textarea-vertical-align="middle" draw:auto-grow-height="false" fo:min-height="1.782cm" fo:min-width="0cm"/>
    </style:style>
    <style:style style:name="gr16" style:family="graphic" style:parent-style-name="standard">
      <style:graphic-properties draw:fill-color="#808080" draw:textarea-horizontal-align="justify" draw:textarea-vertical-align="middle" draw:auto-grow-height="false" fo:min-height="0.739cm" fo:min-width="0cm"/>
    </style:style>
    <style:style style:name="gr17" style:family="graphic" style:parent-style-name="standard">
      <style:graphic-properties svg:stroke-color="#ff3333" draw:fill-color="#ff9999" draw:textarea-horizontal-align="justify" draw:textarea-vertical-align="middle" draw:auto-grow-height="false" fo:min-height="0.639cm" fo:min-width="0cm"/>
    </style:style>
    <style:style style:name="gr18" style:family="graphic" style:parent-style-name="standard">
      <style:graphic-properties draw:fill-color="#808080" draw:textarea-horizontal-align="justify" draw:textarea-vertical-align="middle" draw:auto-grow-height="false" fo:min-height="0.377cm" fo:min-width="0cm"/>
    </style:style>
    <style:style style:name="gr19" style:family="graphic" style:parent-style-name="standard">
      <style:graphic-properties draw:stroke="none" svg:stroke-color="#000000" draw:fill="none" draw:fill-color="#ffffff" fo:min-height="0.358cm"/>
    </style:style>
    <style:style style:name="gr20" style:family="graphic" style:parent-style-name="standard">
      <style:graphic-properties draw:stroke="solid" svg:stroke-color="#000000" draw:fill="none" draw:fill-color="#ffffff" draw:auto-grow-height="true" draw:auto-grow-width="false" fo:max-height="0cm" fo:min-height="3.025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3.889cm"/>
    </style:style>
    <style:style style:name="gr22" style:family="graphic" style:parent-style-name="standard">
      <style:graphic-properties draw:stroke="none" svg:stroke-color="#000000" draw:fill="none" draw:fill-color="#ffffff" fo:min-height="1.591cm"/>
    </style:style>
    <style:style style:name="gr23" style:family="graphic" style:parent-style-name="standard">
      <style:graphic-properties draw:stroke="none" svg:stroke-color="#000000" draw:fill="none" draw:fill-color="#ffffff" fo:min-height="1.009cm"/>
    </style:style>
    <style:style style:name="gr24" style:family="graphic" style:parent-style-name="standard">
      <style:graphic-properties svg:stroke-color="#ff3333" draw:fill-color="#ff9999" draw:textarea-horizontal-align="justify" draw:textarea-vertical-align="middle" draw:auto-grow-height="false" fo:min-height="0.22cm" fo:min-width="0cm"/>
    </style:style>
    <style:style style:name="gr25" style:family="graphic" style:parent-style-name="standard">
      <style:graphic-properties svg:stroke-color="#ff3333" draw:fill-color="#ff9999" draw:textarea-horizontal-align="justify" draw:textarea-vertical-align="middle" draw:auto-grow-height="false" fo:min-height="0.05cm" fo:min-width="0cm"/>
    </style:style>
    <style:style style:name="gr26" style:family="graphic" style:parent-style-name="standard">
      <style:graphic-properties draw:fill-color="#808080" draw:textarea-horizontal-align="justify" draw:textarea-vertical-align="middle" draw:auto-grow-height="false" fo:min-height="0cm" fo:min-width="0cm"/>
    </style:style>
    <style:style style:name="gr27" style:family="graphic" style:parent-style-name="standard">
      <style:graphic-properties svg:stroke-color="#999999" draw:fill-color="#dddddd" draw:textarea-horizontal-align="justify" draw:textarea-vertical-align="middle" draw:auto-grow-height="false" fo:min-height="0cm" fo:min-width="0cm"/>
    </style:style>
    <style:style style:name="gr28" style:family="graphic" style:parent-style-name="standard">
      <style:graphic-properties draw:stroke="none" svg:stroke-color="#000000" draw:fill="none" draw:fill-color="#ffffff" fo:min-height="0.319cm"/>
    </style:style>
    <style:style style:name="gr29" style:family="graphic" style:parent-style-name="standard">
      <style:graphic-properties draw:fill-color="#808080" draw:textarea-horizontal-align="justify" draw:textarea-vertical-align="middle" draw:auto-grow-height="false" fo:min-height="0.131cm" fo:min-width="0cm"/>
    </style:style>
    <style:style style:name="gr30" style:family="graphic" style:parent-style-name="standard">
      <style:graphic-properties svg:stroke-color="#ff3333" draw:fill-color="#ff9999" draw:textarea-horizontal-align="justify" draw:textarea-vertical-align="middle" draw:auto-grow-height="false" fo:min-height="0.558cm" fo:min-width="0cm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3.349cm"/>
    </style:style>
    <style:style style:name="gr32" style:family="graphic" style:parent-style-name="standard">
      <style:graphic-properties draw:stroke="solid" svg:stroke-color="#000000" draw:fill="none" draw:fill-color="#ffffff" draw:auto-grow-height="true" draw:auto-grow-width="false" fo:max-height="0cm" fo:min-height="5.803cm"/>
    </style:style>
    <style:style style:name="gr33" style:family="graphic" style:parent-style-name="standard">
      <style:graphic-properties draw:stroke="none" svg:stroke-color="#000000" draw:fill="none" draw:fill-color="#ffffff" fo:min-height="0.383cm"/>
    </style:style>
    <style:style style:name="gr34" style:family="graphic" style:parent-style-name="standard">
      <style:graphic-properties draw:stroke="none" svg:stroke-color="#000000" draw:fill="none" draw:fill-color="#ffffff" fo:min-height="1.147cm"/>
    </style:style>
    <style:style style:name="gr35" style:family="graphic" style:parent-style-name="standard">
      <style:graphic-properties draw:fill-color="#ffffff" draw:opacity="0%" draw:textarea-horizontal-align="justify" draw:textarea-vertical-align="middle" draw:auto-grow-height="false" fo:min-height="1.401cm" fo:min-width="1.158cm" fo:wrap-option="no-wrap"/>
    </style:style>
    <style:style style:name="gr36" style:family="graphic" style:parent-style-name="objectwithoutfill">
      <style:graphic-properties svg:stroke-color="#0066cc" draw:fill="none" draw:textarea-vertical-align="middle"/>
    </style:style>
    <style:style style:name="gr37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-color="#dddddd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fo:font-size="8pt" style:font-size-asian="8pt" style:font-size-complex="8pt"/>
    </style:style>
    <style:style style:name="P4" style:family="paragraph">
      <loext:graphic-properties draw:fill-color="#808080"/>
      <style:paragraph-properties fo:text-align="center"/>
    </style:style>
    <style:style style:name="P5" style:family="paragraph">
      <loext:graphic-properties draw:fill-color="#ff9999"/>
      <style:paragraph-properties fo:text-align="center"/>
    </style:style>
    <style:style style:name="P6" style:family="paragraph">
      <loext:graphic-properties draw:fill="none" draw:fill-color="#ffffff"/>
      <style:text-properties fo:font-size="11pt" style:font-size-asian="11pt" style:font-size-complex="11pt"/>
    </style:style>
    <style:style style:name="P7" style:family="paragraph">
      <style:paragraph-properties>
        <style:tab-stops/>
      </style:paragraph-properties>
    </style:style>
    <style:style style:name="P8" style:family="paragraph">
      <style:paragraph-properties>
        <style:tab-stops>
          <style:tab-stop style:position="1.902cm"/>
        </style:tab-stops>
      </style:paragraph-properties>
    </style:style>
    <style:style style:name="P9" style:family="paragraph">
      <style:paragraph-properties>
        <style:tab-stops>
          <style:tab-stop style:position="5.867cm"/>
        </style:tab-stops>
      </style:paragraph-properties>
    </style:style>
    <style:style style:name="P10" style:family="paragraph">
      <loext:graphic-properties draw:fill="none" draw:fill-color="#ffffff"/>
      <style:paragraph-properties>
        <style:tab-stops/>
      </style:paragraph-properties>
      <style:text-properties fo:font-size="11pt" style:font-size-asian="11pt" style:font-size-complex="11pt"/>
    </style:style>
    <style:style style:name="P11" style:family="paragraph">
      <style:paragraph-properties>
        <style:tab-stops>
          <style:tab-stop style:position="2.06cm"/>
        </style:tab-stops>
      </style:paragraph-properties>
    </style:style>
    <style:style style:name="P12" style:family="paragraph">
      <style:paragraph-properties fo:margin-left="0cm" fo:margin-right="0cm" fo:text-indent="0cm">
        <style:tab-stops/>
      </style:paragraph-properties>
    </style:style>
    <style:style style:name="P13" style:family="paragraph">
      <loext:graphic-properties draw:fill="none" draw:fill-color="#ffffff"/>
      <style:text-properties fo:font-size="6pt" style:font-size-asian="6pt" style:font-size-complex="6pt"/>
    </style:style>
    <style:style style:name="P14" style:family="paragraph">
      <style:paragraph-properties>
        <style:tab-stops>
          <style:tab-stop style:position="2.547cm"/>
        </style:tab-stops>
      </style:paragraph-properties>
    </style:style>
    <style:style style:name="P15" style:family="paragraph">
      <style:paragraph-properties>
        <style:tab-stops>
          <style:tab-stop style:position="3.175cm"/>
        </style:tab-stops>
      </style:paragraph-properties>
    </style:style>
    <style:style style:name="P16" style:family="paragraph">
      <style:paragraph-properties fo:text-align="center"/>
    </style:style>
    <style:style style:name="P17" style:family="paragraph">
      <loext:graphic-properties draw:fill-color="#ffffff" draw:opacity="0%"/>
      <style:paragraph-properties fo:text-align="center"/>
      <style:text-properties fo:font-size="12pt" style:font-size-asian="12pt" style:font-size-complex="12pt"/>
    </style:style>
    <style:style style:name="P18" style:family="paragraph">
      <loext:graphic-properties draw:fill-color="#ffffff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11pt" fo:background-color="#ffcccc" style:font-size-asian="11pt" style:font-size-complex="11pt"/>
    </style:style>
    <style:style style:name="T4" style:family="text">
      <style:text-properties fo:font-size="11pt" fo:background-color="#ffcc99" style:font-size-asian="11pt" style:font-size-complex="11pt"/>
    </style:style>
    <style:style style:name="T5" style:family="text">
      <style:text-properties fo:font-size="6pt" style:font-size-asian="6pt" style:font-size-complex="6pt"/>
    </style:style>
    <style:style style:name="T6" style:family="text">
      <style:text-properties style:text-position="-33% 58%" fo:font-size="11pt" style:font-size-asian="11pt" style:font-size-complex="11pt"/>
    </style:style>
    <style:style style:name="T7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0.127cm" svg:height="0.37cm" svg:x="6.583cm" svg:y="10.378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3.339cm" svg:y1="10.69cm" svg:x2="12.964cm" svg:y2="10.69cm">
          <text:p/>
        </draw:line>
        <draw:line draw:style-name="gr3" draw:text-style-name="P2" draw:layer="layout" svg:x1="2.069cm" svg:y1="12.402cm" svg:x2="11.662cm" svg:y2="12.402cm">
          <text:p/>
        </draw:line>
        <draw:frame draw:style-name="gr4" draw:text-style-name="P3" draw:layer="layout" svg:width="1.169cm" svg:height="0.851cm" svg:x="1.389cm" svg:y="8.854cm">
          <draw:text-box>
            <text:p><text:span text:style-name="T1">6 + 8</text:span></text:p>
          </draw:text-box>
        </draw:frame>
        <draw:line draw:style-name="gr5" draw:text-style-name="P2" draw:layer="layout" svg:x1="7.188cm" svg:y1="10.121cm" svg:x2="4.936cm" svg:y2="12.468cm">
          <text:p/>
        </draw:line>
        <draw:line draw:style-name="gr6" draw:text-style-name="P2" draw:layer="layout" svg:x1="7.189cm" svg:y1="7.621cm" svg:x2="5.063cm" svg:y2="9.801cm">
          <text:p/>
        </draw:line>
        <draw:line draw:style-name="gr6" draw:text-style-name="P2" draw:layer="layout" svg:x1="9.99cm" svg:y1="7.621cm" svg:x2="7.857cm" svg:y2="9.801cm">
          <text:p/>
        </draw:line>
        <draw:line draw:style-name="gr6" draw:text-style-name="P2" draw:layer="layout" svg:x1="3.725cm" svg:y1="8.19cm" svg:x2="9.44cm" svg:y2="8.19cm">
          <text:p/>
        </draw:line>
        <draw:custom-shape draw:style-name="gr7" draw:text-style-name="P4" draw:layer="layout" svg:width="0.127cm" svg:height="1.315cm" svg:x="3.947cm" svg:y="9.38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0.127cm" svg:height="0.954cm" svg:x="4.963cm" svg:y="11.39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0.127cm" svg:height="0.762cm" svg:x="4.945cm" svg:y="8.981cm">
          <text:p/>
          <draw:enhanced-geometry svg:viewBox="0 0 21600 21600" draw:type="rectangle" draw:enhanced-path="M 0 0 L 21600 0 21600 21600 0 21600 0 0 Z N"/>
        </draw:custom-shape>
        <draw:line draw:style-name="gr10" draw:text-style-name="P2" draw:layer="layout" svg:x1="2.074cm" svg:y1="9.801cm" svg:x2="7.916cm" svg:y2="9.801cm">
          <text:p/>
        </draw:line>
        <draw:line draw:style-name="gr6" draw:text-style-name="P2" draw:layer="layout" svg:x1="4.289cm" svg:y1="10.421cm" svg:x2="2.163cm" svg:y2="12.601cm">
          <text:p/>
        </draw:line>
        <draw:frame draw:style-name="gr11" draw:text-style-name="P6" draw:layer="layout" svg:width="3.379cm" svg:height="2.096cm" svg:x="12.226cm" svg:y="1.453cm">
          <draw:text-box>
            <text:p><text:span text:style-name="T2"><text:s text:c="4"/></text:span><text:span text:style-name="T2">[ 1, 1, 6 ],</text:span></text:p>
            <text:p><text:span text:style-name="T2"><text:s text:c="4"/></text:span><text:span text:style-name="T2">[ 1, 0, 8 ],</text:span></text:p>
            <text:p><text:span text:style-name="T2"><text:s text:c="4"/></text:span><text:span text:style-name="T2">[ 0, 1, 5 ],</text:span></text:p>
            <text:p><text:span text:style-name="T2"><text:s text:c="4"/></text:span><text:span text:style-name="T2">[ 0, 0, 2 ]</text:span></text:p>
          </draw:text-box>
        </draw:frame>
        <draw:frame draw:style-name="gr12" draw:text-style-name="P10" draw:layer="layout" svg:width="5.957cm" svg:height="3.707cm" svg:x="9.509cm" svg:y="5.216cm">
          <draw:text-box>
            <text:p text:style-name="P7"><text:span text:style-name="T2"><text:s/></text:span><text:span text:style-name="T2">b</text:span><text:span text:style-name="T2">a</text:span><text:span text:style-name="T2">r</text:span><text:span text:style-name="T2"><text:tab/></text:span><text:span text:style-name="T2"><text:tab/></text:span><text:span text:style-name="T2">p</text:span><text:span text:style-name="T2">i</text:span><text:span text:style-name="T2">v</text:span><text:span text:style-name="T2">o</text:span><text:span text:style-name="T2">t</text:span><text:span text:style-name="T2">i</text:span><text:span text:style-name="T2">n</text:span><text:span text:style-name="T2">g</text:span><text:span text:style-name="T2">(</text:span><text:span text:style-name="T2">c</text:span><text:span text:style-name="T2">o</text:span><text:span text:style-name="T2">o</text:span><text:span text:style-name="T2">r</text:span><text:span text:style-name="T2">d</text:span><text:span text:style-name="T2"> </text:span><text:span text:style-name="T2">1</text:span><text:span text:style-name="T2">)</text:span></text:p>
            <text:p text:style-name="P8"><text:span text:style-name="T2"><text:s text:c="2"/></text:span><text:span text:style-name="T2">c</text:span><text:span text:style-name="T2">1</text:span><text:span text:style-name="T2"> </text:span><text:span text:style-name="T2">c</text:span><text:span text:style-name="T2">2</text:span><text:span text:style-name="T2"> </text:span><text:span text:style-name="T2">h</text:span><text:span text:style-name="T2"><text:tab/></text:span><text:span text:style-name="T2">v</text:span><text:span text:style-name="T2">-</text:span><text:span text:style-name="T2">i</text:span><text:span text:style-name="T2">d</text:span><text:span text:style-name="T2">x</text:span><text:span text:style-name="T2"> <text:s/></text:span><text:span text:style-name="T2"><text:s/></text:span><text:span text:style-name="T2">x</text:span><text:span text:style-name="T2">, </text:span><text:span text:style-name="T2">y</text:span><text:span text:style-name="T2">, </text:span><text:span text:style-name="T2"><text:s/></text:span><text:span text:style-name="T2">z</text:span><text:span text:style-name="T2">, </text:span><text:span text:style-name="T2">[</text:span><text:span text:style-name="T2">y</text:span><text:span text:style-name="T2">0</text:span><text:span text:style-name="T2">] </text:span><text:span text:style-name="T2"><text:s text:c="2"/></text:span></text:p>
            <text:p text:style-name="P7"><text:span text:style-name="T2"><text:s/></text:span><text:span text:style-name="T2">[ </text:span><text:span text:style-name="T2">1</text:span><text:span text:style-name="T2">, </text:span><text:span text:style-name="T2">1</text:span><text:span text:style-name="T2">, </text:span><text:span text:style-name="T2">6</text:span><text:span text:style-name="T2"> </text:span><text:span text:style-name="T2">]</text:span><text:span text:style-name="T2">,</text:span><text:span text:style-name="T2"><text:tab/></text:span><text:span text:style-name="T2">0</text:span><text:span text:style-name="T2">:</text:span><text:span text:style-name="T2">[ </text:span><text:span text:style-name="T2">1</text:span><text:span text:style-name="T2">, </text:span><text:span text:style-name="T2">1</text:span><text:span text:style-name="T2">, </text:span><text:span text:style-name="T2">1</text:span><text:span text:style-name="T2">, </text:span><text:span text:style-name="T2">[</text:span><text:span text:style-name="T2">0</text:span><text:span text:style-name="T2">] </text:span><text:span text:style-name="T2">]</text:span></text:p>
            <text:p text:style-name="P7"><text:span text:style-name="T2"><text:s/></text:span><text:span text:style-name="T2">[ </text:span><text:span text:style-name="T2">1</text:span><text:span text:style-name="T2">, </text:span><text:span text:style-name="T2">0</text:span><text:span text:style-name="T2">, </text:span><text:span text:style-name="T2">8</text:span><text:span text:style-name="T2"> </text:span><text:span text:style-name="T2">]</text:span><text:span text:style-name="T2">,</text:span><text:span text:style-name="T2"><text:tab/></text:span><text:span text:style-name="T2">1</text:span><text:span text:style-name="T2">:</text:span><text:span text:style-name="T2">[ </text:span><text:span text:style-name="T2">1</text:span><text:span text:style-name="T2">, </text:span><text:span text:style-name="T2">0</text:span><text:span text:style-name="T2">, </text:span><text:span text:style-name="T2">1</text:span><text:span text:style-name="T2">, </text:span><text:span text:style-name="T2">[</text:span><text:span text:style-name="T2">0</text:span><text:span text:style-name="T2">] </text:span><text:span text:style-name="T2">]</text:span></text:p>
            <text:p text:style-name="P7"><text:span text:style-name="T2"><text:s/></text:span><text:span text:style-name="T2">[ </text:span><text:span text:style-name="T2">0</text:span><text:span text:style-name="T2">, </text:span><text:span text:style-name="T2">1</text:span><text:span text:style-name="T2">, </text:span><text:span text:style-name="T2">5</text:span><text:span text:style-name="T2"> </text:span><text:span text:style-name="T2">]</text:span><text:span text:style-name="T2">,</text:span><text:span text:style-name="T2"><text:tab/></text:span><text:span text:style-name="T2">2</text:span><text:span text:style-name="T2">:</text:span><text:span text:style-name="T2">[ </text:span><text:span text:style-name="T2">1</text:span><text:span text:style-name="T2">, </text:span><text:span text:style-name="T2">1</text:span><text:span text:style-name="T2">, </text:span><text:span text:style-name="T2">0</text:span><text:span text:style-name="T2">, </text:span><text:span text:style-name="T2">[</text:span><text:span text:style-name="T2">0</text:span><text:span text:style-name="T2">] </text:span><text:span text:style-name="T2">]</text:span></text:p>
            <text:p text:style-name="P7"><text:span text:style-name="T2"><text:s/></text:span><text:span text:style-name="T2">[ </text:span><text:span text:style-name="T2">0</text:span><text:span text:style-name="T2">, </text:span><text:span text:style-name="T2">0</text:span><text:span text:style-name="T2">, </text:span><text:span text:style-name="T2">2</text:span><text:span text:style-name="T2"> </text:span><text:span text:style-name="T2">]</text:span><text:span text:style-name="T2">,</text:span><text:span text:style-name="T2"><text:tab/></text:span><text:span text:style-name="T2">3</text:span><text:span text:style-name="T2">:</text:span><text:span text:style-name="T2">[ </text:span><text:span text:style-name="T2">1</text:span><text:span text:style-name="T2">, </text:span><text:span text:style-name="T2">0</text:span><text:span text:style-name="T2">, </text:span><text:span text:style-name="T2">0</text:span><text:span text:style-name="T2">, </text:span><text:span text:style-name="T2">[</text:span><text:span text:style-name="T2">0</text:span><text:span text:style-name="T2">] </text:span><text:span text:style-name="T2">]</text:span></text:p>
            <text:p text:style-name="P9"><text:span text:style-name="T2"/></text:p>
          </draw:text-box>
        </draw:frame>
        <draw:line draw:style-name="gr2" draw:text-style-name="P2" draw:layer="layout" svg:x1="6.646cm" svg:y1="9.763cm" svg:x2="6.646cm" svg:y2="6.969cm">
          <text:p/>
        </draw:line>
        <draw:line draw:style-name="gr2" draw:text-style-name="P2" draw:layer="layout" svg:x1="6.673cm" svg:y1="6.95cm" svg:x2="9.509cm" svg:y2="6.957cm">
          <text:p/>
        </draw:line>
        <draw:line draw:style-name="gr2" draw:text-style-name="P2" draw:layer="layout" svg:x1="4.995cm" svg:y1="10.652cm" svg:x2="4.995cm" svg:y2="8.62cm">
          <text:p/>
        </draw:line>
        <draw:line draw:style-name="gr2" draw:text-style-name="P2" draw:layer="layout" svg:x1="4.995cm" svg:y1="8.62cm" svg:x2="6.646cm" svg:y2="6.842cm">
          <text:p/>
        </draw:line>
        <draw:custom-shape draw:style-name="gr13" draw:text-style-name="P5" draw:layer="layout" svg:width="0.127cm" svg:height="2.478cm" svg:x="2.323cm" svg:y="7.33cm">
          <text:p/>
          <draw:enhanced-geometry svg:viewBox="0 0 21600 21600" draw:type="rectangle" draw:enhanced-path="M 0 0 L 21600 0 21600 21600 0 21600 0 0 Z N"/>
        </draw:custom-shape>
        <draw:line draw:style-name="gr6" draw:text-style-name="P2" draw:layer="layout" svg:x1="4.327cm" svg:y1="7.858cm" svg:x2="2.201cm" svg:y2="10.038cm">
          <text:p/>
        </draw:line>
        <draw:line draw:style-name="gr2" draw:text-style-name="P2" draw:layer="layout" svg:x1="2.274cm" svg:y1="8.514cm" svg:x2="3.925cm" svg:y2="6.736cm">
          <text:p/>
        </draw:line>
        <draw:frame draw:style-name="gr4" draw:text-style-name="P3" draw:layer="layout" svg:width="1.169cm" svg:height="0.851cm" svg:x="3.421cm" svg:y="10.886cm">
          <draw:text-box>
            <text:p><text:span text:style-name="T1">5</text:span><text:span text:style-name="T1"> </text:span><text:span text:style-name="T1">+</text:span><text:span text:style-name="T1"> </text:span><text:span text:style-name="T1">2</text:span></text:p>
          </draw:text-box>
        </draw:frame>
        <draw:frame draw:style-name="gr4" draw:text-style-name="P3" draw:layer="layout" svg:width="1.169cm" svg:height="0.851cm" svg:x="4.818cm" svg:y="8.854cm">
          <draw:text-box>
            <text:p><text:span text:style-name="T1">6</text:span></text:p>
          </draw:text-box>
        </draw:frame>
        <draw:frame draw:style-name="gr4" draw:text-style-name="P3" draw:layer="layout" svg:width="1.169cm" svg:height="0.851cm" svg:x="4.945cm" svg:y="11.521cm">
          <draw:text-box>
            <text:p><text:span text:style-name="T1">8</text:span></text:p>
          </draw:text-box>
        </draw:frame>
        <draw:custom-shape draw:style-name="gr14" draw:text-style-name="P4" draw:layer="layout" svg:width="0.127cm" svg:height="0.486cm" svg:x="6.598cm" svg:y="7.711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1.042cm" svg:height="0.851cm" svg:x="6.723cm" svg:y="7.711cm">
          <draw:text-box>
            <text:p><text:span text:style-name="T1">5</text:span></text:p>
          </draw:text-box>
        </draw:frame>
        <draw:frame draw:style-name="gr4" draw:text-style-name="P3" draw:layer="layout" svg:width="1.042cm" svg:height="0.851cm" svg:x="6.697cm" svg:y="10.289cm">
          <draw:text-box>
            <text:p><text:span text:style-name="T1">2</text:span></text:p>
          </draw:text-box>
        </draw:frame>
        <draw:custom-shape draw:style-name="gr15" draw:text-style-name="P5" draw:layer="layout" svg:width="0.127cm" svg:height="2.032cm" svg:x="9.509cm" svg:y="1.263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4" draw:layer="layout" svg:width="0.127cm" svg:height="0.989cm" svg:x="9.509cm" svg:y="3.449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5" draw:layer="layout" svg:width="0.127cm" svg:height="0.889cm" svg:x="11.16cm" svg:y="1.26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0.127cm" svg:height="0.954cm" svg:x="11.16cm" svg:y="2.957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4" draw:layer="layout" svg:width="0.127cm" svg:height="0.627cm" svg:x="11.16cm" svg:y="2.28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127cm" svg:height="0.37cm" svg:x="11.16cm" svg:y="4.016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1.169cm" svg:height="0.851cm" svg:x="9.382cm" svg:y="2.063cm">
          <draw:text-box>
            <text:p><text:span text:style-name="T1">6</text:span><text:span text:style-name="T1"> </text:span><text:span text:style-name="T1">+</text:span><text:span text:style-name="T1"> </text:span><text:span text:style-name="T1">8</text:span></text:p>
          </draw:text-box>
        </draw:frame>
        <draw:frame draw:style-name="gr19" draw:text-style-name="P3" draw:layer="layout" svg:width="1.169cm" svg:height="0.608cm" svg:x="9.409cm" svg:y="3.83cm">
          <draw:text-box>
            <text:p><text:span text:style-name="T1">5 + 2</text:span></text:p>
          </draw:text-box>
        </draw:frame>
        <draw:frame draw:style-name="gr4" draw:text-style-name="P3" draw:layer="layout" svg:width="1.169cm" svg:height="0.851cm" svg:x="11.134cm" svg:y="1.263cm">
          <draw:text-box>
            <text:p><text:span text:style-name="T1">6</text:span></text:p>
          </draw:text-box>
        </draw:frame>
        <draw:frame draw:style-name="gr4" draw:text-style-name="P3" draw:layer="layout" svg:width="1.042cm" svg:height="0.851cm" svg:x="11.134cm" svg:y="2.279cm">
          <draw:text-box>
            <text:p><text:span text:style-name="T1">5</text:span></text:p>
          </draw:text-box>
        </draw:frame>
        <draw:frame draw:style-name="gr4" draw:text-style-name="P3" draw:layer="layout" svg:width="1.042cm" svg:height="0.851cm" svg:x="11.134cm" svg:y="3.93cm">
          <draw:text-box>
            <text:p><text:span text:style-name="T1">2</text:span></text:p>
          </draw:text-box>
        </draw:frame>
        <draw:frame draw:style-name="gr4" draw:text-style-name="P3" draw:layer="layout" svg:width="1.169cm" svg:height="0.851cm" svg:x="11.16cm" svg:y="3.168cm">
          <draw:text-box>
            <text:p><text:span text:style-name="T1">8</text:span></text:p>
          </draw:text-box>
        </draw:frame>
        <draw:frame draw:style-name="gr20" draw:text-style-name="P10" draw:layer="layout" svg:width="7.633cm" svg:height="3.275cm" svg:x="1.114cm" svg:y="3.392cm">
          <draw:text-box>
            <text:p text:style-name="P7"><text:span text:style-name="T2"><text:s/></text:span><text:span text:style-name="T2">bar</text:span><text:span text:style-name="T2"><text:tab/></text:span><text:span text:style-name="T2"><text:tab/></text:span><text:span text:style-name="T2">pivoting (coord 0)</text:span></text:p>
            <text:p text:style-name="P11"><text:span text:style-name="T2"><text:s text:c="2"/></text:span><text:span text:style-name="T2">c1 c2 h</text:span><text:span text:style-name="T2"><text:tab/></text:span><text:span text:style-name="T2">v-idx <text:s/>x, <text:s text:c="3"/>y, <text:s text:c="3"/>z, [y0] <text:s text:c="2"/></text:span></text:p>
            <text:p text:style-name="P7"><text:span text:style-name="T2"><text:s/></text:span><text:span text:style-name="T2">[ 1, 1, 6 ],</text:span><text:span text:style-name="T2"><text:tab/></text:span><text:span text:style-name="T2">0: [ 0, 1/0, <text:s/>1, <text:s/>[8] ]</text:span></text:p>
            <text:p text:style-name="P7"><text:span text:style-name="T2"><text:s/></text:span><text:span text:style-name="T2">[ 1, 0, 8 ],</text:span><text:span text:style-name="T2"><text:tab/></text:span><text:span text:style-name="T2">1: [ 0, 1/0, <text:s/>1, <text:s/>[0] ]</text:span></text:p>
            <text:p text:style-name="P12"><text:span text:style-name="T2"><text:s/></text:span><text:span text:style-name="T2">[ 0, 1, 5 ],</text:span><text:span text:style-name="T2"><text:tab/></text:span><text:span text:style-name="T2">2: [ 0, <text:s text:c="2"/>0, <text:s text:c="2"/>0, <text:s/>[2] ]</text:span></text:p>
            <text:p text:style-name="P7"><text:span text:style-name="T2"><text:s/></text:span><text:span text:style-name="T2">[ 0, 0, 2 ],</text:span><text:span text:style-name="T2"><text:tab/></text:span><text:span text:style-name="T2">3: [ 0, <text:s text:c="2"/>0, <text:s text:c="2"/>0, <text:s/>[0] ]</text:span></text:p>
          </draw:text-box>
        </draw:frame>
        <draw:frame draw:style-name="gr21" draw:text-style-name="P6" draw:layer="layout" svg:width="3.048cm" svg:height="4.139cm" svg:x="6.588cm" svg:y="13.573cm">
          <draw:text-box>
            <text:p><text:span text:style-name="T2">vectors</text:span></text:p>
            <text:p><text:span text:style-name="T2"><text:s text:c="4"/></text:span><text:span text:style-name="T2">[ </text:span><text:span text:style-name="T3">1, 1, 1, 2</text:span><text:span text:style-name="T2"> ],</text:span></text:p>
            <text:p><text:span text:style-name="T2"><text:s text:c="4"/></text:span><text:span text:style-name="T2">[ </text:span><text:span text:style-name="T4">1, 1, 0, 4</text:span><text:span text:style-name="T2"> ],</text:span></text:p>
            <text:p><text:span text:style-name="T2"><text:s text:c="4"/></text:span><text:span text:style-name="T2">[ </text:span><text:span text:style-name="T3">1, 0, 1, 2</text:span><text:span text:style-name="T2"> ],</text:span></text:p>
            <text:p><text:span text:style-name="T2"><text:s text:c="4"/></text:span><text:span text:style-name="T2">[ </text:span><text:span text:style-name="T4">1, 0, 0, 6</text:span><text:span text:style-name="T2"> ],</text:span></text:p>
            <text:p><text:span text:style-name="T2"><text:s text:c="4"/></text:span><text:span text:style-name="T2">[ 0, 1, 1, 1 ],</text:span></text:p>
            <text:p><text:span text:style-name="T2"><text:s text:c="4"/></text:span><text:span text:style-name="T2">[ 0, 1, 0, 4 ],</text:span></text:p>
            <text:p><text:span text:style-name="T2"><text:s text:c="4"/></text:span><text:span text:style-name="T2">[ 0, 0, 1, 1 ],</text:span></text:p>
            <text:p><text:span text:style-name="T2"><text:s text:c="4"/></text:span><text:span text:style-name="T2">[ 0, 0, 0, 1 ],</text:span></text:p>
          </draw:text-box>
        </draw:frame>
        <draw:custom-shape draw:style-name="gr15" draw:text-style-name="P5" draw:layer="layout" svg:width="0.127cm" svg:height="2.032cm" svg:x="2.524cm" svg:y="14.208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4" draw:layer="layout" svg:width="0.127cm" svg:height="0.989cm" svg:x="2.524cm" svg:y="16.39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5" draw:layer="layout" svg:width="0.127cm" svg:height="0.889cm" svg:x="4.175cm" svg:y="14.20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0.127cm" svg:height="0.954cm" svg:x="4.175cm" svg:y="15.902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4" draw:layer="layout" svg:width="0.127cm" svg:height="0.627cm" svg:x="4.175cm" svg:y="15.23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127cm" svg:height="0.37cm" svg:x="4.175cm" svg:y="16.961cm">
          <text:p/>
          <draw:enhanced-geometry svg:viewBox="0 0 21600 21600" draw:type="rectangle" draw:enhanced-path="M 0 0 L 21600 0 21600 21600 0 21600 0 0 Z N"/>
        </draw:custom-shape>
        <draw:frame draw:style-name="gr22" draw:text-style-name="P3" draw:layer="layout" svg:width="1.397cm" svg:height="1.841cm" svg:x="2.524cm" svg:y="14.335cm">
          <draw:text-box>
            <text:p><text:span text:style-name="T1">6(2,4)</text:span></text:p>
            <text:p><text:span text:style-name="T1"/></text:p>
            <text:p><text:span text:style-name="T1">8 (2,6)</text:span></text:p>
          </draw:text-box>
        </draw:frame>
        <draw:frame draw:style-name="gr23" draw:text-style-name="P3" draw:layer="layout" svg:width="1.512cm" svg:height="1.259cm" svg:x="2.509cm" svg:y="16.278cm">
          <draw:text-box>
            <text:p><text:span text:style-name="T1">5 (1, 4) </text:span></text:p>
            <text:p><text:span text:style-name="T1"/></text:p>
            <text:p><text:span text:style-name="T1">2 (1, 1)</text:span></text:p>
          </draw:text-box>
        </draw:frame>
        <draw:frame draw:style-name="gr4" draw:text-style-name="P3" draw:layer="layout" svg:width="1.169cm" svg:height="0.851cm" svg:x="4.149cm" svg:y="14.208cm">
          <draw:text-box>
            <text:p><text:span text:style-name="T1">6</text:span></text:p>
          </draw:text-box>
        </draw:frame>
        <draw:frame draw:style-name="gr4" draw:text-style-name="P3" draw:layer="layout" svg:width="1.042cm" svg:height="0.851cm" svg:x="4.149cm" svg:y="15.224cm">
          <draw:text-box>
            <text:p><text:span text:style-name="T1">5</text:span></text:p>
          </draw:text-box>
        </draw:frame>
        <draw:frame draw:style-name="gr4" draw:text-style-name="P3" draw:layer="layout" svg:width="1.042cm" svg:height="0.851cm" svg:x="4.149cm" svg:y="16.875cm">
          <draw:text-box>
            <text:p><text:span text:style-name="T1">2</text:span></text:p>
          </draw:text-box>
        </draw:frame>
        <draw:frame draw:style-name="gr4" draw:text-style-name="P3" draw:layer="layout" svg:width="1.169cm" svg:height="0.851cm" svg:x="4.175cm" svg:y="16.113cm">
          <draw:text-box>
            <text:p><text:span text:style-name="T1">8</text:span></text:p>
          </draw:text-box>
        </draw:frame>
        <draw:custom-shape draw:style-name="gr24" draw:text-style-name="P5" draw:layer="layout" svg:width="0.127cm" svg:height="0.47cm" svg:x="5.598cm" svg:y="14.119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5" draw:layer="layout" svg:width="0.127cm" svg:height="0.3cm" svg:x="5.598cm" svg:y="15.813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4" draw:layer="layout" svg:width="0.127cm" svg:height="0.208cm" svg:x="5.598cm" svg:y="15.143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" draw:layer="layout" svg:width="0.127cm" svg:height="0.13cm" svg:x="5.598cm" svg:y="16.872cm">
          <text:p/>
          <draw:enhanced-geometry svg:viewBox="0 0 21600 21600" draw:type="rectangle" draw:enhanced-path="M 0 0 L 21600 0 21600 21600 0 21600 0 0 Z N"/>
        </draw:custom-shape>
        <draw:frame draw:style-name="gr28" draw:text-style-name="P3" draw:layer="layout" svg:width="1.169cm" svg:height="0.569cm" svg:x="5.572cm" svg:y="14.119cm">
          <draw:text-box>
            <text:p><text:span text:style-name="T1">2</text:span></text:p>
          </draw:text-box>
        </draw:frame>
        <draw:frame draw:style-name="gr4" draw:text-style-name="P3" draw:layer="layout" svg:width="1.042cm" svg:height="0.851cm" svg:x="5.572cm" svg:y="15.008cm">
          <draw:text-box>
            <text:p><text:span text:style-name="T1">1</text:span></text:p>
          </draw:text-box>
        </draw:frame>
        <draw:frame draw:style-name="gr28" draw:text-style-name="P3" draw:layer="layout" svg:width="0.254cm" svg:height="0.569cm" svg:x="5.572cm" svg:y="16.748cm">
          <draw:text-box>
            <text:p><text:span text:style-name="T1">1</text:span></text:p>
          </draw:text-box>
        </draw:frame>
        <draw:frame draw:style-name="gr4" draw:text-style-name="P3" draw:layer="layout" svg:width="1.169cm" svg:height="0.851cm" svg:x="5.572cm" svg:y="15.732cm">
          <draw:text-box>
            <text:p><text:span text:style-name="T1">2</text:span></text:p>
          </draw:text-box>
        </draw:frame>
        <draw:custom-shape draw:style-name="gr24" draw:text-style-name="P5" draw:layer="layout" svg:width="0.127cm" svg:height="0.47cm" svg:x="6.188cm" svg:y="14.627cm">
          <text:p/>
          <draw:enhanced-geometry svg:viewBox="0 0 21600 21600" draw:type="rectangle" draw:enhanced-path="M 0 0 L 21600 0 21600 21600 0 21600 0 0 Z N"/>
        </draw:custom-shape>
        <draw:frame draw:style-name="gr28" draw:text-style-name="P3" draw:layer="layout" svg:width="1.169cm" svg:height="0.569cm" svg:x="6.188cm" svg:y="14.589cm">
          <draw:text-box>
            <text:p><text:span text:style-name="T1">4</text:span></text:p>
          </draw:text-box>
        </draw:frame>
        <draw:custom-shape draw:style-name="gr29" draw:text-style-name="P4" draw:layer="layout" svg:width="0.127cm" svg:height="0.381cm" svg:x="6.188cm" svg:y="15.57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1.042cm" svg:height="0.851cm" svg:x="6.188cm" svg:y="15.443cm">
          <draw:text-box>
            <text:p><text:span text:style-name="T1">4</text:span></text:p>
          </draw:text-box>
        </draw:frame>
        <draw:custom-shape draw:style-name="gr30" draw:text-style-name="P5" draw:layer="layout" svg:width="0.127cm" svg:height="0.808cm" svg:x="6.188cm" svg:y="16.232cm">
          <text:p/>
          <draw:enhanced-geometry svg:viewBox="0 0 21600 21600" draw:type="rectangle" draw:enhanced-path="M 0 0 L 21600 0 21600 21600 0 21600 0 0 Z N"/>
        </draw:custom-shape>
        <draw:frame draw:style-name="gr28" draw:text-style-name="P3" draw:layer="layout" svg:width="0.299cm" svg:height="0.569cm" svg:x="6.162cm" svg:y="16.278cm">
          <draw:text-box>
            <text:p><text:span text:style-name="T1">6</text:span></text:p>
          </draw:text-box>
        </draw:frame>
        <draw:custom-shape draw:style-name="gr27" draw:text-style-name="P1" draw:layer="layout" svg:width="0.127cm" svg:height="0.13cm" svg:x="6.214cm" svg:y="17.253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1.042cm" svg:height="0.851cm" svg:x="6.188cm" svg:y="17.002cm">
          <draw:text-box>
            <text:p><text:span text:style-name="T1">1</text:span></text:p>
          </draw:text-box>
        </draw:frame>
        <draw:frame draw:style-name="gr31" draw:text-style-name="P13" draw:layer="layout" svg:width="1.016cm" svg:height="3.599cm" svg:x="1.381cm" svg:y="13.954cm">
          <draw:text-box>
            <text:p><text:span text:style-name="T5">21 _</text:span></text:p>
            <text:p><text:span text:style-name="T5"/></text:p>
            <text:p><text:span text:style-name="T5">19 _</text:span></text:p>
            <text:p><text:span text:style-name="T5"/></text:p>
            <text:p><text:span text:style-name="T5">15 _</text:span></text:p>
            <text:p><text:span text:style-name="T5">13 _</text:span></text:p>
            <text:p><text:span text:style-name="T5"/></text:p>
            <text:p><text:span text:style-name="T5"/></text:p>
            <text:p><text:span text:style-name="T5">7 <text:s/>_</text:span></text:p>
            <text:p><text:span text:style-name="T5">6 <text:s/>_</text:span></text:p>
            <text:p><text:span text:style-name="T5"/></text:p>
            <text:p><text:span text:style-name="T5">2 <text:s/>_</text:span></text:p>
            <text:p><text:span text:style-name="T5">1 <text:s/>_</text:span></text:p>
            <text:p><text:span text:style-name="T5">0 <text:s/>_</text:span></text:p>
          </draw:text-box>
        </draw:frame>
        <draw:frame draw:style-name="gr32" draw:text-style-name="P10" draw:layer="layout" svg:width="13.193cm" svg:height="6.053cm" svg:x="1.681cm" svg:y="17.764cm">
          <draw:text-box>
            <text:p text:style-name="P7"><text:span text:style-name="T2">bar</text:span><text:span text:style-name="T2"><text:tab/></text:span><text:span text:style-name="T2"><text:tab/></text:span><text:span text:style-name="T2">extrude coord 0</text:span></text:p>
            <text:p text:style-name="P14"><text:span text:style-name="T2"><text:s/></text:span><text:span text:style-name="T2">c</text:span><text:span text:style-name="T6">0</text:span><text:span text:style-name="T2"> c</text:span><text:span text:style-name="T6">1</text:span><text:span text:style-name="T2"> c</text:span><text:span text:style-name="T6">2</text:span><text:span text:style-name="T2"> <text:s text:c="2"/>h</text:span><text:span text:style-name="T2"><text:tab/></text:span><text:span text:style-name="T2">v-idx <text:s text:c="5"/>x, y, <text:s/>z, [y0] <text:s text:c="2"/></text:span></text:p>
            <text:p text:style-name="P15"><text:span text:style-name="T2">[ 1, 1, 1, <text:s/>2 ],</text:span><text:span text:style-name="T2"><text:tab/></text:span><text:span text:style-name="T2">0: [ [ 0, 0, 1, [12] ], [ 1, 1, 1, [4] ], [ 2, 1, 1, [2] ]</text:span></text:p>
            <text:p text:style-name="P15"><text:span text:style-name="T2">[ 1, 1, 0, <text:s/>4 ],</text:span><text:span text:style-name="T2"><text:tab/></text:span><text:span text:style-name="T2">1: [ [ 0, 0, 1, [ 8 ] ], [ 1, 1, 1, [0] ], [ 2, 0, 1, [3] ]</text:span></text:p>
            <text:p text:style-name="P15"><text:span text:style-name="T2">[ 1, 0, 1, <text:s/>2 ],</text:span><text:span text:style-name="T2"><text:tab/></text:span><text:span text:style-name="T2">2: [ [ 0, 0, 1, [ 6 ] ], [ 1, 0, 1, [6] ], [ 2, 1, 1, [4] ]</text:span></text:p>
            <text:p text:style-name="P15"><text:span text:style-name="T2">[ 1, 0, 0, <text:s/>6 ],</text:span><text:span text:style-name="T2"><text:tab/></text:span><text:span text:style-name="T2">3: [ [ 0, 0, 1, [ 6 ] ], [ 1, 0, 1, [6] ], [ 2, 1, 1, [5] ]</text:span></text:p>
            <text:p text:style-name="P15"><text:span text:style-name="T2">[ 0, 1, 1, <text:s/>1 ],</text:span><text:span text:style-name="T2"><text:tab/></text:span><text:span text:style-name="T2">4: [ [ 0, 0, 0, [ 6 ] ], [ 1, 1, 0, [4] ], [ 2, 1, 0, [1] ]</text:span></text:p>
            <text:p text:style-name="P15"><text:span text:style-name="T2">[ 0, 1, 0, <text:s/>4 ],</text:span><text:span text:style-name="T2"><text:tab/></text:span><text:span text:style-name="T2">5: [ [ 0, 0, 0, [ 2 ] ], [ 1, 1, 0, [0] ], [ 2, 0, 0, [1] ]</text:span></text:p>
            <text:p text:style-name="P15"><text:span text:style-name="T2">[ 0, 0, 1, <text:s/>1 ],</text:span><text:span text:style-name="T2"><text:tab/></text:span><text:span text:style-name="T2">6: [ [ 0, 0, 0, [ 1 ] ], [ 1, 0, 0, [1] ], [ 2, 1, 0, [0] ]</text:span></text:p>
            <text:p text:style-name="P15"><text:span text:style-name="T2">[ 0, 0, 0, <text:s/>1 ],</text:span><text:span text:style-name="T2"><text:tab/></text:span><text:span text:style-name="T2">7: [ [ 0, 0, 0, [ 0 ] ], [ 1, 0, 0, [0] ], [ 2, 0, 0, [0] ]</text:span></text:p>
            <text:p text:style-name="P15"><text:span text:style-name="T2"/></text:p>
            <text:p text:style-name="P15"><text:span text:style-name="T2">[ ... ]</text:span><text:span text:style-name="T2"><text:tab/></text:span><text:span text:style-name="T2">i: [ 0, 0 / y(c</text:span><text:span text:style-name="T6">0</text:span><text:span text:style-name="T2">), <text:s/>z(c</text:span><text:span text:style-name="T6">0</text:span><text:span text:style-name="T2">) ], [ 1, y(c</text:span><text:span text:style-name="T6">1</text:span><text:span text:style-name="T2">), z(c</text:span><text:span text:style-name="T6">0</text:span><text:span text:style-name="T2">) ], [ 2, <text:s/>y(c</text:span><text:span text:style-name="T6">1</text:span><text:span text:style-name="T2">), z(c</text:span><text:span text:style-name="T6">0</text:span><text:span text:style-name="T2">) ]</text:span></text:p>
            <text:p text:style-name="P15"><text:span text:style-name="T2"/></text:p>
          </draw:text-box>
        </draw:frame>
        <draw:line draw:style-name="gr2" draw:text-style-name="P2" draw:layer="layout" svg:x1="2.397cm" svg:y1="12.43cm" svg:x2="2.397cm" svg:y2="6.715cm">
          <text:p/>
        </draw:line>
        <draw:custom-shape draw:style-name="gr15" draw:text-style-name="P5" draw:layer="layout" svg:width="0.127cm" svg:height="2.032cm" svg:x="10.525cm" svg:y="15.478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4" draw:layer="layout" svg:width="0.127cm" svg:height="0.989cm" svg:x="11.541cm" svg:y="15.505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5" draw:layer="layout" svg:width="0.127cm" svg:height="0.889cm" svg:x="12.276cm" svg:y="15.378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4" draw:layer="layout" svg:width="0.127cm" svg:height="0.627cm" svg:x="13.092cm" svg:y="14.71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0.127cm" svg:height="0.954cm" svg:x="12.303cm" svg:y="16.55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127cm" svg:height="0.37cm" svg:x="13.192cm" svg:y="16.124cm">
          <text:p/>
          <draw:enhanced-geometry svg:viewBox="0 0 21600 21600" draw:type="rectangle" draw:enhanced-path="M 0 0 L 21600 0 21600 21600 0 21600 0 0 Z N"/>
        </draw:custom-shape>
        <draw:frame draw:style-name="gr33" draw:text-style-name="P3" draw:layer="layout" svg:width="1.27cm" svg:height="0.633cm" svg:x="12.33cm" svg:y="15.353cm">
          <draw:text-box>
            <text:p><text:span text:style-name="T1">6 (2+4)</text:span></text:p>
          </draw:text-box>
        </draw:frame>
        <draw:frame draw:style-name="gr28" draw:text-style-name="P3" draw:layer="layout" svg:width="1.27cm" svg:height="0.569cm" svg:x="12.33cm" svg:y="16.496cm">
          <draw:text-box>
            <text:p><text:span text:style-name="T1">8 (2+6)</text:span></text:p>
          </draw:text-box>
        </draw:frame>
        <draw:frame draw:style-name="gr28" draw:text-style-name="P3" draw:layer="layout" svg:width="1.27cm" svg:height="0.569cm" svg:x="13.219cm" svg:y="16.059cm">
          <draw:text-box>
            <text:p><text:span text:style-name="T1">2 (1+1)</text:span></text:p>
          </draw:text-box>
        </draw:frame>
        <draw:frame draw:style-name="gr28" draw:text-style-name="P3" draw:layer="layout" svg:width="1.27cm" svg:height="0.569cm" svg:x="13.106cm" svg:y="14.583cm">
          <draw:text-box>
            <text:p><text:span text:style-name="T1">5 (1+4)</text:span></text:p>
          </draw:text-box>
        </draw:frame>
        <draw:line draw:style-name="gr2" draw:text-style-name="P2" draw:layer="layout" svg:x1="10.271cm" svg:y1="17.51cm" svg:x2="14.716cm" svg:y2="17.51cm">
          <text:p/>
        </draw:line>
        <draw:line draw:style-name="gr2" draw:text-style-name="P2" draw:layer="layout" svg:x1="11.287cm" svg:y1="16.494cm" svg:x2="15.351cm" svg:y2="16.494cm">
          <text:p/>
        </draw:line>
        <draw:line draw:style-name="gr2" draw:text-style-name="P2" draw:layer="layout" svg:x1="10.398cm" svg:y1="17.637cm" svg:x2="11.795cm" svg:y2="16.24cm">
          <text:p/>
        </draw:line>
        <draw:line draw:style-name="gr2" draw:text-style-name="P2" draw:layer="layout" svg:x1="12.176cm" svg:y1="17.637cm" svg:x2="13.319cm" svg:y2="16.367cm">
          <text:p/>
        </draw:line>
        <draw:line draw:style-name="gr2" draw:text-style-name="P2" draw:layer="layout" svg:x1="14.081cm" svg:y1="17.637cm" svg:x2="15.224cm" svg:y2="16.367cm">
          <text:p/>
        </draw:line>
        <draw:line draw:style-name="gr2" draw:text-style-name="P2" draw:layer="layout" svg:x1="12.176cm" svg:y1="16.365cm" svg:x2="13.319cm" svg:y2="15.095cm">
          <text:p/>
        </draw:line>
        <draw:line draw:style-name="gr2" draw:text-style-name="P2" draw:layer="layout" svg:x1="12.049cm" svg:y1="16.24cm" svg:x2="14.843cm" svg:y2="16.24cm">
          <text:p/>
        </draw:line>
        <draw:line draw:style-name="gr2" draw:text-style-name="P2" draw:layer="layout" svg:x1="12.938cm" svg:y1="15.351cm" svg:x2="15.351cm" svg:y2="15.351cm">
          <text:p/>
        </draw:line>
        <draw:custom-shape draw:style-name="gr24" draw:text-style-name="P5" draw:layer="layout" svg:width="0.127cm" svg:height="0.47cm" svg:x="14.335cm" svg:y="15.77cm">
          <text:p/>
          <draw:enhanced-geometry svg:viewBox="0 0 21600 21600" draw:type="rectangle" draw:enhanced-path="M 0 0 L 21600 0 21600 21600 0 21600 0 0 Z N"/>
        </draw:custom-shape>
        <draw:frame draw:style-name="gr28" draw:text-style-name="P3" draw:layer="layout" svg:width="0.381cm" svg:height="0.569cm" svg:x="14.335cm" svg:y="15.798cm">
          <draw:text-box>
            <text:p><text:span text:style-name="T1">2</text:span></text:p>
          </draw:text-box>
        </draw:frame>
        <draw:custom-shape draw:style-name="gr24" draw:text-style-name="P5" draw:layer="layout" svg:width="0.127cm" svg:height="0.47cm" svg:x="14.208cm" svg:y="17.04cm">
          <text:p/>
          <draw:enhanced-geometry svg:viewBox="0 0 21600 21600" draw:type="rectangle" draw:enhanced-path="M 0 0 L 21600 0 21600 21600 0 21600 0 0 Z N"/>
        </draw:custom-shape>
        <draw:frame draw:style-name="gr28" draw:text-style-name="P3" draw:layer="layout" svg:width="0.635cm" svg:height="0.569cm" svg:x="14.208cm" svg:y="17.002cm">
          <draw:text-box>
            <text:p><text:span text:style-name="T1">4</text:span></text:p>
          </draw:text-box>
        </draw:frame>
        <draw:custom-shape draw:style-name="gr29" draw:text-style-name="P4" draw:layer="layout" svg:width="0.127cm" svg:height="0.381cm" svg:x="15.097cm" svg:y="15.859cm">
          <text:p/>
          <draw:enhanced-geometry svg:viewBox="0 0 21600 21600" draw:type="rectangle" draw:enhanced-path="M 0 0 L 21600 0 21600 21600 0 21600 0 0 Z N"/>
        </draw:custom-shape>
        <draw:frame draw:style-name="gr28" draw:text-style-name="P3" draw:layer="layout" svg:width="0.635cm" svg:height="0.569cm" svg:x="15.097cm" svg:y="15.732cm">
          <draw:text-box>
            <text:p><text:span text:style-name="T1">4</text:span></text:p>
          </draw:text-box>
        </draw:frame>
        <draw:custom-shape draw:style-name="gr30" draw:text-style-name="P5" draw:layer="layout" svg:width="0.127cm" svg:height="0.808cm" svg:x="14.208cm" svg:y="16.14cm">
          <text:p/>
          <draw:enhanced-geometry svg:viewBox="0 0 21600 21600" draw:type="rectangle" draw:enhanced-path="M 0 0 L 21600 0 21600 21600 0 21600 0 0 Z N"/>
        </draw:custom-shape>
        <draw:frame draw:style-name="gr28" draw:text-style-name="P3" draw:layer="layout" svg:width="0.299cm" svg:height="0.569cm" svg:x="14.261cm" svg:y="16.427cm">
          <draw:text-box>
            <text:p><text:span text:style-name="T1">6</text:span></text:p>
          </draw:text-box>
        </draw:frame>
        <draw:custom-shape draw:style-name="gr24" draw:text-style-name="P5" draw:layer="layout" svg:width="0.127cm" svg:height="0.47cm" svg:x="14.335cm" svg:y="15.262cm">
          <text:p/>
          <draw:enhanced-geometry svg:viewBox="0 0 21600 21600" draw:type="rectangle" draw:enhanced-path="M 0 0 L 21600 0 21600 21600 0 21600 0 0 Z N"/>
        </draw:custom-shape>
        <draw:frame draw:style-name="gr28" draw:text-style-name="P3" draw:layer="layout" svg:width="0.381cm" svg:height="0.569cm" svg:x="14.335cm" svg:y="15.163cm">
          <draw:text-box>
            <text:p><text:span text:style-name="T1">2</text:span></text:p>
          </draw:text-box>
        </draw:frame>
        <draw:custom-shape draw:style-name="gr27" draw:text-style-name="P1" draw:layer="layout" svg:width="0.127cm" svg:height="0.13cm" svg:x="15.097cm" svg:y="16.342cm">
          <text:p/>
          <draw:enhanced-geometry svg:viewBox="0 0 21600 21600" draw:type="rectangle" draw:enhanced-path="M 0 0 L 21600 0 21600 21600 0 21600 0 0 Z N"/>
        </draw:custom-shape>
        <draw:frame draw:style-name="gr28" draw:text-style-name="P3" draw:layer="layout" svg:width="0.381cm" svg:height="0.569cm" svg:x="15.198cm" svg:y="16.179cm">
          <draw:text-box>
            <text:p><text:span text:style-name="T1">1</text:span></text:p>
          </draw:text-box>
        </draw:frame>
        <draw:custom-shape draw:style-name="gr27" draw:text-style-name="P1" draw:layer="layout" svg:width="0.127cm" svg:height="0.13cm" svg:x="15.123cm" svg:y="15.221cm">
          <text:p/>
          <draw:enhanced-geometry svg:viewBox="0 0 21600 21600" draw:type="rectangle" draw:enhanced-path="M 0 0 L 21600 0 21600 21600 0 21600 0 0 Z N"/>
        </draw:custom-shape>
        <draw:frame draw:style-name="gr28" draw:text-style-name="P3" draw:layer="layout" svg:width="0.381cm" svg:height="0.569cm" svg:x="15.224cm" svg:y="15.097cm">
          <draw:text-box>
            <text:p><text:span text:style-name="T1">1</text:span></text:p>
          </draw:text-box>
        </draw:frame>
        <draw:custom-shape draw:style-name="gr27" draw:text-style-name="P1" draw:layer="layout" svg:width="0.127cm" svg:height="0.13cm" svg:x="15.123cm" svg:y="14.967cm">
          <text:p/>
          <draw:enhanced-geometry svg:viewBox="0 0 21600 21600" draw:type="rectangle" draw:enhanced-path="M 0 0 L 21600 0 21600 21600 0 21600 0 0 Z N"/>
        </draw:custom-shape>
        <draw:frame draw:style-name="gr28" draw:text-style-name="P3" draw:layer="layout" svg:width="0.381cm" svg:height="0.569cm" svg:x="15.224cm" svg:y="14.782cm">
          <draw:text-box>
            <text:p><text:span text:style-name="T1">1</text:span></text:p>
          </draw:text-box>
        </draw:frame>
        <draw:line draw:style-name="gr2" draw:text-style-name="P2" draw:layer="layout" svg:x1="14.208cm" svg:y1="16.367cm" svg:x2="15.351cm" svg:y2="15.097cm">
          <text:p/>
        </draw:line>
        <draw:frame draw:style-name="gr34" draw:text-style-name="P3" draw:layer="layout" svg:width="1.143cm" svg:height="1.397cm" svg:x="10.525cm" svg:y="15.605cm">
          <draw:text-box>
            <text:p><text:span text:style-name="T1">6(2,4)</text:span></text:p>
            <text:p><text:span text:style-name="T1"/></text:p>
            <text:p><text:span text:style-name="T1">8 (2,6)</text:span></text:p>
          </draw:text-box>
        </draw:frame>
        <draw:frame draw:style-name="gr23" draw:text-style-name="P3" draw:layer="layout" svg:width="1.512cm" svg:height="1.259cm" svg:x="11.541cm" svg:y="15.351cm">
          <draw:text-box>
            <text:p><text:span text:style-name="T1">5</text:span></text:p>
            <text:p><text:span text:style-name="T1"/></text:p>
            <text:p><text:span text:style-name="T1">2</text:span></text:p>
          </draw:text-box>
        </draw:frame>
        <draw:custom-shape draw:style-name="gr35" draw:text-style-name="P17" draw:layer="layout" svg:width="1.408cm" svg:height="1.651cm" svg:x="13.325cm" svg:y="17.948cm">
          <text:p text:style-name="P16"><text:span text:style-name="T7">push</text:span></text:p>
          <text:p text:style-name="P16"><text:span text:style-name="T7">down</text:span></text:p>
          <draw:enhanced-geometry svg:viewBox="0 0 21600 21600" draw:mirror-horizontal="false" draw:type="line-callout-2" draw:modifiers="-106466.99787083 13088.1355932203 -33189.4960965224 7008.23244552058 -3847.83534421576 7256.65859564165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line draw:style-name="gr36" draw:text-style-name="P2" draw:layer="layout" svg:x1="11.153cm" svg:y1="18.477cm" svg:x2="10.525cm" svg:y2="17.51cm">
          <text:p/>
        </draw:line>
        <presentation:notes draw:style-name="dp2">
          <draw:page-thumbnail draw:style-name="gr37" draw:layer="layout" svg:width="14.848cm" svg:height="11.136cm" svg:x="3.075cm" svg:y="2.257cm" draw:page-number="1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HK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1cm" fo:margin-bottom="5.681cm" fo:margin-left="1cm" fo:margin-right="4.274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17.099cm" svg:height="4.624cm" svg:x="1.95cm" svg:y="2.105cm" presentation:class="title" presentation:placeholder="true">
        <draw:text-box/>
      </draw:frame>
      <draw:frame presentation:style-name="Default-outline1" draw:layer="backgroundobjects" svg:width="17.099cm" svg:height="16.064cm" svg:x="1.95cm" svg:y="7.481cm" presentation:class="outline" presentation:placeholder="true">
        <draw:text-box/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3-19T15:07:08.885383368</meta:creation-date>
    <dc:date>2020-04-11T22:09:53.726276236</dc:date>
    <meta:editing-duration>PT4H43M43S</meta:editing-duration>
    <meta:editing-cycles>65</meta:editing-cycles>
    <meta:generator>LibreOffice/5.1.6.2$Linux_X86_64 LibreOffice_project/10m0$Build-2</meta:generator>
    <meta:document-statistic meta:object-count="132"/>
  </office:meta>
</office:document-meta>
</file>